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21</text:p>
      <text:p text:style-name="Standard">I had the day off from school today, since it wouldn't be worth going in only to have 20 minute classes. 2 Hour delays on a Wednesday shortened schedule is a no</text:p>
      <text:p text:style-name="Standard">I was going to try and add content to this site today and make a huge update, but instead, I got distracted with a big video project, schoolwork, and some time on YouTube and reddit</text:p>
      <text:p text:style-name="Standard">However, I was able to start making the tribute to a recent YouTuber who died, Pie Pivot-o.</text:p>
      <text:p text:style-name="Standard">Unfortunately, I wasn't able to do much today</text:p>
      <text:p text:style-name="Standard">Sean Patrick Myrick on February 20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53:38.204000000</meta:creation-date>
    <dc:date>2019-02-21T12:53:47.942000000</dc:date>
    <meta:editing-duration>PT10S</meta:editing-duration>
    <meta:editing-cycles>1</meta:editing-cycles>
    <meta:document-statistic meta:table-count="0" meta:image-count="0" meta:object-count="0" meta:page-count="1" meta:paragraph-count="6" meta:word-count="105" meta:character-count="546" meta:non-whitespace-character-count="447"/>
    <meta:generator>LibreOffice/6.1.2.1$Windows_X86_64 LibreOffice_project/65905a128db06ba48db947242809d14d3f9a93fe</meta:generator>
  </office:meta>
</office:document-meta>
</file>